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P4OutputHandler.SimpleP4OutputHandler( P4Bas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4OutputHandler.process( String lin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